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style:font-family-generic="swiss"/>
    <style:font-face style:name="verdana sans serif" svg:font-family="'verdana sans serif'" style:font-family-generic="swiss"/>
  </office:font-face-decls>
  <office:automatic-styles>
    <style:style style:name="Tableau1" style:family="table">
      <style:table-properties style:width="17cm" style:rel-width="100%" table:align="left" fo:background-color="#e0e0e0">
        <style:background-image/>
      </style:table-properties>
    </style:style>
    <style:style style:name="Tableau1.A" style:family="table-column">
      <style:table-column-properties style:column-width="17cm" style:rel-column-width="65535*"/>
    </style:style>
    <style:style style:name="Tableau1.A1" style:family="table-cell">
      <style:table-cell-properties style:vertical-align="middle" fo:padding="0.049cm" fo:border="none"/>
    </style:style>
    <style:style style:name="Tableau2" style:family="table">
      <style:table-properties style:width="17cm" style:rel-width="100%" table:align="left" fo:background-color="#e0e0e0">
        <style:background-image/>
      </style:table-properties>
    </style:style>
    <style:style style:name="Tableau2.A" style:family="table-column">
      <style:table-column-properties style:column-width="17cm" style:rel-column-width="65535*"/>
    </style:style>
    <style:style style:name="Tableau2.A1" style:family="table-cell">
      <style:table-cell-properties style:vertical-align="middle" fo:padding="0.049cm" fo:border="none"/>
    </style:style>
    <style:style style:name="Tableau3" style:family="table">
      <style:table-properties style:width="17cm" style:rel-width="100%" table:align="left" fo:background-color="#e0e0e0">
        <style:background-image/>
      </style:table-properties>
    </style:style>
    <style:style style:name="Tableau3.A" style:family="table-column">
      <style:table-column-properties style:column-width="17cm" style:rel-column-width="65535*"/>
    </style:style>
    <style:style style:name="Tableau3.A1" style:family="table-cell">
      <style:table-cell-properties style:vertical-align="middle" fo:padding="0.049cm" fo:border="none"/>
    </style:style>
    <style:style style:name="Tableau4" style:family="table">
      <style:table-properties style:width="17cm" style:rel-width="100%" table:align="left" fo:background-color="#e0e0e0">
        <style:background-image/>
      </style:table-properties>
    </style:style>
    <style:style style:name="Tableau4.A" style:family="table-column">
      <style:table-column-properties style:column-width="17cm" style:rel-column-width="65535*"/>
    </style:style>
    <style:style style:name="Tableau4.A1" style:family="table-cell">
      <style:table-cell-properties style:vertical-align="middle" fo:padding="0.049cm" fo:border="none"/>
    </style:style>
    <style:style style:name="Tableau5" style:family="table">
      <style:table-properties style:width="17cm" style:rel-width="100%" table:align="left" fo:background-color="#e0e0e0">
        <style:background-image/>
      </style:table-properties>
    </style:style>
    <style:style style:name="Tableau5.A" style:family="table-column">
      <style:table-column-properties style:column-width="17cm" style:rel-column-width="65535*"/>
    </style:style>
    <style:style style:name="Tableau5.A1" style:family="table-cell">
      <style:table-cell-properties style:vertical-align="middle" fo:padding="0.049cm" fo:border="none"/>
    </style:style>
    <style:style style:name="Tableau6" style:family="table">
      <style:table-properties style:width="20.137cm" table:align="left" fo:background-color="#e0e0e0">
        <style:background-image/>
      </style:table-properties>
    </style:style>
    <style:style style:name="Tableau6.A" style:family="table-column">
      <style:table-column-properties style:column-width="20.137cm"/>
    </style:style>
    <style:style style:name="Tableau6.A1" style:family="table-cell">
      <style:table-cell-properties style:vertical-align="middle" fo:padding="0.049cm" fo:border="none"/>
    </style:style>
    <style:style style:name="Tableau7" style:family="table">
      <style:table-properties style:width="17cm" style:rel-width="100%" table:align="left" fo:background-color="#e0e0e0">
        <style:background-image/>
      </style:table-properties>
    </style:style>
    <style:style style:name="Tableau7.A" style:family="table-column">
      <style:table-column-properties style:column-width="17cm" style:rel-column-width="65535*"/>
    </style:style>
    <style:style style:name="Tableau7.A1" style:family="table-cell">
      <style:table-cell-properties style:vertical-align="middle" fo:padding="0.049cm" fo:border="none"/>
    </style:style>
    <style:style style:name="Tableau8" style:family="table">
      <style:table-properties style:width="17cm" style:rel-width="100%" table:align="left" fo:background-color="#e0e0e0">
        <style:background-image/>
      </style:table-properties>
    </style:style>
    <style:style style:name="Tableau8.A" style:family="table-column">
      <style:table-column-properties style:column-width="17cm" style:rel-column-width="65535*"/>
    </style:style>
    <style:style style:name="Tableau8.A1" style:family="table-cell">
      <style:table-cell-properties style:vertical-align="middle" fo:padding="0.049cm" fo:border="none"/>
    </style:style>
    <style:style style:name="Tableau9" style:family="table">
      <style:table-properties style:width="17cm" style:rel-width="100%" table:align="left" fo:background-color="#e0e0e0">
        <style:background-image/>
      </style:table-properties>
    </style:style>
    <style:style style:name="Tableau9.A" style:family="table-column">
      <style:table-column-properties style:column-width="17cm" style:rel-column-width="65535*"/>
    </style:style>
    <style:style style:name="Tableau9.A1" style:family="table-cell">
      <style:table-cell-properties style:vertical-align="middle" fo:padding="0.049cm" fo:border="none"/>
    </style:style>
    <style:style style:name="Tableau10" style:family="table">
      <style:table-properties style:width="17cm" style:rel-width="100%" fo:margin-left="1.251cm" table:align="left" fo:background-color="#e0e0e0">
        <style:background-image/>
      </style:table-properties>
    </style:style>
    <style:style style:name="Tableau10.A" style:family="table-column">
      <style:table-column-properties style:column-width="17cm" style:rel-column-width="65535*"/>
    </style:style>
    <style:style style:name="Tableau10.A1" style:family="table-cell">
      <style:table-cell-properties style:vertical-align="middle" fo:padding="0.049cm" fo:border="none"/>
    </style:style>
    <style:style style:name="Tableau11" style:family="table">
      <style:table-properties style:width="17cm" style:rel-width="100%" fo:margin-left="1.251cm" table:align="left" fo:background-color="#e0e0e0">
        <style:background-image/>
      </style:table-properties>
    </style:style>
    <style:style style:name="Tableau11.A" style:family="table-column">
      <style:table-column-properties style:column-width="17cm" style:rel-column-width="65535*"/>
    </style:style>
    <style:style style:name="Tableau11.A1" style:family="table-cell">
      <style:table-cell-properties style:vertical-align="middle" fo:padding="0.049cm" fo:border="none"/>
    </style:style>
    <style:style style:name="Tableau12" style:family="table">
      <style:table-properties style:width="17cm" style:rel-width="100%" table:align="left" fo:background-color="#e0e0e0">
        <style:background-image/>
      </style:table-properties>
    </style:style>
    <style:style style:name="Tableau12.A" style:family="table-column">
      <style:table-column-properties style:column-width="17cm" style:rel-column-width="65535*"/>
    </style:style>
    <style:style style:name="Tableau12.A1" style:family="table-cell">
      <style:table-cell-properties style:vertical-align="middle" fo:padding="0.049cm" fo:border="none"/>
    </style:style>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verdana sans serif" fo:font-size="14pt" fo:letter-spacing="normal" fo:font-style="normal" fo:font-weight="bold" style:font-size-asian="14pt" style:font-weight-asian="bold" style:font-size-complex="14pt" style:font-weight-complex="bold"/>
    </style:style>
    <style:style style:name="P2" style:family="paragraph" style:parent-style-name="Heading_20_1">
      <style:text-properties style:font-name="verdana sans serif" fo:font-size="12pt" officeooo:rsid="001702e9" officeooo:paragraph-rsid="001702e9" style:font-size-asian="12pt" style:font-size-complex="12pt"/>
    </style:style>
    <style:style style:name="P3" style:family="paragraph" style:parent-style-name="Heading_20_1">
      <style:text-properties style:font-name="verdana sans serif" fo:font-size="16pt" style:font-size-asian="16pt" style:font-size-complex="16pt"/>
    </style:style>
    <style:style style:name="P4" style:family="paragraph" style:parent-style-name="Heading_20_2">
      <style:paragraph-properties fo:orphans="2" fo:widows="2"/>
      <style:text-properties fo:font-variant="normal" fo:text-transform="none" fo:color="#000000" loext:opacity="100%" style:font-name="verdana sans serif" fo:font-size="14pt" fo:letter-spacing="normal" fo:font-style="normal" fo:font-weight="bold" style:font-size-asian="14pt" style:font-weight-asian="bold" style:font-size-complex="14pt" style:font-weight-complex="bold"/>
    </style:style>
    <style:style style:name="P5" style:family="paragraph" style:parent-style-name="Heading_20_2">
      <style:paragraph-properties fo:margin-left="0cm" fo:margin-right="0cm" fo:orphans="2" fo:widows="2" fo:text-indent="0cm" style:auto-text-indent="false"/>
      <style:text-properties fo:font-variant="normal" fo:text-transform="none" fo:color="#000000" loext:opacity="100%" style:font-name="verdana sans serif" fo:font-size="12pt" fo:letter-spacing="normal" fo:font-style="normal" fo:font-weight="bold" style:font-size-asian="12pt" style:font-weight-asian="bold" style:font-size-complex="12pt" style:font-weight-complex="bold"/>
    </style:style>
    <style:style style:name="P6" style:family="paragraph" style:parent-style-name="List_20_Heading">
      <style:paragraph-properties fo:margin-left="1cm" fo:margin-right="0cm" fo:text-indent="0cm" style:auto-text-indent="false"/>
    </style:style>
    <style:style style:name="P7" style:family="paragraph" style:parent-style-name="List_20_Heading">
      <style:paragraph-properties fo:margin-left="1cm" fo:margin-right="0cm" fo:margin-top="0cm" fo:margin-bottom="0.499cm" style:contextual-spacing="false" fo:text-indent="0cm" style:auto-text-indent="false"/>
    </style:style>
    <style:style style:name="P8" style:family="paragraph" style:parent-style-name="List_20_Heading">
      <style:text-properties style:font-name="verdana sans serif" fo:font-size="12pt" fo:font-weight="bold" style:font-size-asian="12pt" style:font-size-complex="12pt"/>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text-properties style:font-name="verdana sans serif" fo:font-size="12pt" style:font-size-asian="12pt" style:font-size-complex="12pt"/>
    </style:style>
    <style:style style:name="P11" style:family="paragraph" style:parent-style-name="Preformatted_20_Text">
      <style:paragraph-properties fo:margin-top="0cm" fo:margin-bottom="0.499cm" style:contextual-spacing="false"/>
      <style:text-properties style:font-name="verdana sans serif" fo:font-size="12pt" style:font-size-asian="12pt" style:font-size-complex="12pt"/>
    </style:style>
    <style:style style:name="P12" style:family="paragraph" style:parent-style-name="Standard">
      <style:paragraph-properties fo:text-align="center" style:justify-single-word="false"/>
      <style:text-properties style:font-name="verdana sans serif" fo:font-size="18pt" fo:font-weight="bold" officeooo:rsid="001702e9" officeooo:paragraph-rsid="001702e9" style:font-size-asian="18pt" style:font-weight-asian="bold" style:font-size-complex="18pt" style:font-weight-complex="bold"/>
    </style:style>
    <style:style style:name="P13" style:family="paragraph" style:parent-style-name="Standard">
      <style:text-properties style:font-name="verdana sans serif" officeooo:rsid="001702e9" officeooo:paragraph-rsid="001702e9"/>
    </style:style>
    <style:style style:name="P14" style:family="paragraph" style:parent-style-name="Standard">
      <style:text-properties style:font-name="verdana sans serif" fo:font-size="12pt" officeooo:rsid="001702e9" officeooo:paragraph-rsid="001702e9" style:font-size-asian="12pt" style:font-size-complex="12pt"/>
    </style:style>
    <style:style style:name="P15" style:family="paragraph" style:parent-style-name="Text_20_body">
      <style:text-properties fo:font-variant="normal" fo:text-transform="none" fo:color="#000000" loext:opacity="100%" style:font-name="verdana sans serif" fo:font-size="12pt" fo:letter-spacing="normal" fo:font-style="normal" fo:font-weight="normal" officeooo:rsid="001702e9" officeooo:paragraph-rsid="001702e9" style:font-size-asian="12pt" style:font-size-complex="12pt"/>
    </style:style>
    <style:style style:name="P16" style:family="paragraph" style:parent-style-name="Text_20_body">
      <style:paragraph-properties fo:orphans="2" fo:widows="2"/>
      <style:text-properties fo:font-variant="normal" fo:text-transform="none" fo:color="#000000" loext:opacity="100%" style:font-name="verdana sans serif" fo:font-size="12pt" fo:letter-spacing="normal" fo:font-style="normal" fo:font-weight="normal" style:font-size-asian="12pt" style:font-size-complex="12pt"/>
    </style:style>
    <style:style style:name="P17" style:family="paragraph" style:parent-style-name="Text_20_body" style:list-style-name="L1">
      <style:paragraph-properties fo:orphans="2" fo:widows="2"/>
      <style:text-properties fo:font-variant="normal" fo:text-transform="none" fo:color="#000000" loext:opacity="100%" style:font-name="verdana sans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sans serif" fo:font-size="12pt" fo:letter-spacing="normal" fo:font-style="normal" fo:font-weight="normal" style:font-size-asian="12pt" style:font-size-complex="12pt"/>
    </style:style>
    <style:style style:name="P19" style:family="paragraph" style:parent-style-name="Text_20_body">
      <style:paragraph-properties fo:orphans="2" fo:widows="2"/>
    </style:style>
    <style:style style:name="P20" style:family="paragraph" style:parent-style-name="Text_20_body">
      <style:text-properties style:font-name="verdana sans serif"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000000" loext:opacity="100%" style:font-name="Times New Roman" fo:font-size="14pt" fo:letter-spacing="normal" fo:font-style="normal" fo:font-weight="normal"/>
    </style:style>
    <style:style style:name="T4" style:family="text">
      <style:text-properties fo:font-variant="normal" fo:text-transform="none" fo:color="#000000" loext:opacity="100%" style:font-name="Times New Roman" fo:font-size="14pt" fo:letter-spacing="normal" fo:font-style="normal" fo:font-weight="bold"/>
    </style:style>
    <style:style style:name="T5" style:family="text">
      <style:text-properties fo:font-variant="normal" fo:text-transform="none" fo:color="#000000" loext:opacity="100%" style:font-name="Times New Roman" fo:font-size="14pt" fo:letter-spacing="normal" fo:font-style="italic" fo:font-weight="normal"/>
    </style:style>
    <style:style style:name="T6" style:family="text">
      <style:text-properties fo:font-variant="normal" fo:text-transform="none" fo:color="#000000" loext:opacity="100%" fo:font-size="14pt" fo:letter-spacing="normal" fo:font-style="normal" fo:font-weight="normal"/>
    </style:style>
    <style:style style:name="T7" style:family="text">
      <style:text-properties fo:font-variant="normal" fo:text-transform="none" fo:color="#000000" loext:opacity="100%" fo:font-size="14pt" fo:letter-spacing="normal" fo:font-style="normal" fo:font-weight="bold"/>
    </style:style>
    <style:style style:name="T8" style:family="text">
      <style:text-properties fo:font-variant="normal" fo:text-transform="none" fo:color="#000000" loext:opacity="100%" fo:font-size="14pt" fo:letter-spacing="normal" fo:font-style="italic" fo:font-weight="normal"/>
    </style:style>
    <style:style style:name="T9" style:family="text">
      <style:text-properties fo:font-variant="normal" fo:text-transform="none" fo:color="#000000" loext:opacity="100%" style:font-name="verdana sans serif" fo:font-size="14pt" fo:letter-spacing="normal" fo:font-style="normal" fo:font-weight="normal"/>
    </style:style>
    <style:style style:name="T10" style:family="text">
      <style:text-properties fo:font-variant="normal" fo:text-transform="none" fo:color="#000000" loext:opacity="100%" style:font-name="verdana sans serif" fo:font-size="14pt" fo:letter-spacing="normal" fo:font-style="normal" fo:font-weight="bold"/>
    </style:style>
    <style:style style:name="T11" style:family="text">
      <style:text-properties fo:font-variant="normal" fo:text-transform="none" fo:color="#000000" loext:opacity="100%" style:font-name="verdana sans serif" fo:font-size="14pt" fo:letter-spacing="normal" fo:font-style="italic" fo:font-weight="normal"/>
    </style:style>
    <style:style style:name="T12" style:family="text">
      <style:text-properties fo:font-variant="normal" fo:text-transform="none" fo:color="#000000" loext:opacity="100%" style:font-name="verdana sans serif" fo:letter-spacing="normal" fo:font-style="normal" fo:font-weight="normal"/>
    </style:style>
    <style:style style:name="T13" style:family="text">
      <style:text-properties fo:font-variant="normal" fo:text-transform="none" fo:color="#000000" loext:opacity="100%" style:font-name="verdana sans serif" fo:letter-spacing="normal" fo:font-style="normal" fo:font-weight="bold"/>
    </style:style>
    <style:style style:name="T14" style:family="text">
      <style:text-properties fo:font-variant="normal" fo:text-transform="none" fo:color="#000000" loext:opacity="100%" style:font-name="verdana sans serif" fo:letter-spacing="normal" fo:font-style="italic" fo:font-weight="normal"/>
    </style:style>
    <style:style style:name="T15" style:family="text">
      <style:text-properties fo:font-variant="normal" fo:text-transform="none" fo:color="#000000" loext:opacity="100%" style:font-name="verdana sans serif" fo:font-size="9pt" fo:letter-spacing="normal" fo:font-style="normal" fo:font-weight="normal" style:font-size-asian="9pt" style:font-size-complex="9pt"/>
    </style:style>
    <style:style style:name="T16" style:family="text">
      <style:text-properties fo:font-variant="normal" fo:text-transform="none" fo:color="#000000" loext:opacity="100%" style:font-name="verdana sans serif" fo:font-size="9pt" fo:letter-spacing="normal" fo:font-style="normal" fo:font-weight="bold" style:font-size-asian="9pt" style:font-size-complex="9pt"/>
    </style:style>
    <style:style style:name="T17" style:family="text">
      <style:text-properties fo:font-variant="normal" fo:text-transform="none" fo:color="#000000" loext:opacity="100%" style:font-name="verdana sans serif" fo:font-size="9pt" fo:letter-spacing="normal" fo:font-style="italic" fo:font-weight="normal" style:font-size-asian="9pt" style:font-size-complex="9pt"/>
    </style:style>
    <style:style style:name="T18" style:family="text">
      <style:text-properties fo:font-variant="normal" fo:text-transform="none" fo:color="#000000" loext:opacity="100%" style:font-name="verdana sans serif" fo:font-size="10pt" fo:letter-spacing="normal" fo:font-style="normal" fo:font-weight="normal" style:font-size-asian="10pt" style:font-size-complex="10pt"/>
    </style:style>
    <style:style style:name="T19" style:family="text">
      <style:text-properties fo:font-variant="normal" fo:text-transform="none" fo:color="#000000" loext:opacity="100%" style:font-name="verdana sans serif" fo:font-size="10pt" fo:letter-spacing="normal" fo:font-style="normal" fo:font-weight="bold" style:font-size-asian="10pt" style:font-size-complex="10pt"/>
    </style:style>
    <style:style style:name="T20" style:family="text">
      <style:text-properties fo:font-variant="normal" fo:text-transform="none" fo:color="#000000" loext:opacity="100%" style:font-name="verdana sans serif" fo:font-size="10pt" fo:letter-spacing="normal" fo:font-style="italic" fo:font-weight="normal" style:font-size-asian="10pt" style:font-size-complex="10pt"/>
    </style:style>
    <style:style style:name="T21" style:family="text">
      <style:text-properties fo:font-variant="normal" fo:text-transform="none" fo:color="#000000" loext:opacity="100%" style:font-name="verdana sans serif" fo:font-size="12pt" fo:letter-spacing="normal" fo:font-style="normal" fo:font-weight="normal" style:font-size-asian="12pt" style:font-size-complex="12pt"/>
    </style:style>
    <style:style style:name="T22" style:family="text">
      <style:text-properties fo:font-variant="normal" fo:text-transform="none" fo:color="#000000" loext:opacity="100%" style:font-name="verdana sans serif" fo:font-size="12pt" fo:letter-spacing="normal" fo:font-style="normal" fo:font-weight="bold" style:font-size-asian="12pt" style:font-size-complex="12pt"/>
    </style:style>
    <style:style style:name="T23" style:family="text">
      <style:text-properties fo:font-variant="normal" fo:text-transform="none" fo:color="#000000" loext:opacity="100%" style:font-name="verdana sans serif" fo:font-size="12pt" fo:letter-spacing="normal" fo:font-style="italic" fo:font-weight="normal" style:font-size-asian="12pt" style:font-size-complex="12pt"/>
    </style:style>
    <style:style style:name="T24" style:family="text">
      <style:text-properties fo:font-variant="normal" fo:text-transform="none" fo:color="#000000" loext:opacity="100%" fo:font-size="12pt" fo:letter-spacing="normal" fo:font-style="normal" fo:font-weight="normal" style:font-size-asian="12pt" style:font-size-complex="12pt"/>
    </style:style>
    <style:style style:name="T25" style:family="text">
      <style:text-properties fo:font-variant="normal" fo:text-transform="none" fo:color="#000000" loext:opacity="100%" fo:font-size="12pt" fo:letter-spacing="normal" fo:font-style="normal" fo:font-weight="bold" style:font-size-asian="12pt" style:font-size-complex="12pt"/>
    </style:style>
    <style:style style:name="T26" style:family="text">
      <style:text-properties fo:font-variant="normal" fo:text-transform="none" fo:color="#000000" loext:opacity="100%" fo:font-size="12pt" fo:letter-spacing="normal" fo:font-style="italic" fo:font-weight="normal" style:font-size-asian="12pt" style:font-size-complex="12pt"/>
    </style:style>
    <style:style style:name="T27" style:family="text">
      <style:text-properties style:font-name="verdana sans serif"/>
    </style:style>
    <style:style style:name="T28" style:family="text">
      <style:text-properties style:font-name="verdana sans serif" fo:font-size="9pt" style:font-size-asian="9pt" style:font-size-complex="9pt"/>
    </style:style>
    <style:style style:name="T29" style:family="text">
      <style:text-properties style:font-name="verdana sans serif" fo:font-size="10pt" style:font-size-asian="10pt" style:font-size-complex="10pt"/>
    </style:style>
    <style:style style:name="T30" style:family="text">
      <style:text-properties style:font-name="verdana sans serif" fo:font-size="12pt" style:font-size-asian="12pt" style:font-size-complex="12pt"/>
    </style:style>
    <style:style style:name="T31" style:family="text">
      <style:text-properties style:font-name="verdana sans serif" fo:font-size="12pt" fo:font-style="italic" style:font-size-asian="12pt" style:font-size-complex="12pt"/>
    </style:style>
    <style:style style:name="T32" style:family="text">
      <style:text-properties style:font-name="verdana sans serif" fo:font-style="italic"/>
    </style:style>
    <style:style style:name="T33" style:family="text">
      <style:text-properties fo:font-size="12pt" style:font-size-asian="12pt" style:font-size-complex="12pt"/>
    </style:style>
    <style:style style:name="T34" style:family="text">
      <style:text-properties fo:font-size="12pt" fo:font-style="italic"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HELL zsh</text:p>
      <text:p text:style-name="P13"/>
      <text:p text:style-name="P13">Connaitre le shell utilise :</text:p>
      <text:p text:style-name="P13"/>
      <text:p text:style-name="P13">➜ <text:s/>~ echo $SHELL</text:p>
      <text:p text:style-name="P13">/bin/zsh</text:p>
      <text:p text:style-name="P13"/>
      <text:h text:style-name="P2" text:outline-level="1">Chapitre 6. Configurer le shell</text:h>
      <text:p text:style-name="P8">Table des matières</text:p>
      <text:p text:style-name="List_20_Heading"><text:span text:style-name="T30">1. </text:span><text:a xlink:type="simple" xlink:href="https://linux.developpez.com/formation_debian/shell.html#AEN3033" text:style-name="Internet_20_link" text:visited-style-name="Visited_20_Internet_20_Link"><text:span text:style-name="T30">Qu'est-ce qu'un shell ?</text:span></text:a></text:p>
      <text:p text:style-name="List_20_Heading"><text:span text:style-name="T30">2. </text:span><text:a xlink:type="simple" xlink:href="https://linux.developpez.com/formation_debian/shell.html#AEN3046" text:style-name="Internet_20_link" text:visited-style-name="Visited_20_Internet_20_Link"><text:span text:style-name="T30">Installer et configurer zsh</text:span></text:a></text:p>
      <text:p text:style-name="P6"><text:span text:style-name="T30">2.1. </text:span><text:a xlink:type="simple" xlink:href="https://linux.developpez.com/formation_debian/shell.html#AEN3048" text:style-name="Internet_20_link" text:visited-style-name="Visited_20_Internet_20_Link"><text:span text:style-name="T30">Installer le package et les fichiers de configuration</text:span></text:a></text:p>
      <text:p text:style-name="P6"><text:span text:style-name="T30">2.2. </text:span><text:a xlink:type="simple" xlink:href="https://linux.developpez.com/formation_debian/shell.html#AEN3079" text:style-name="Internet_20_link" text:visited-style-name="Visited_20_Internet_20_Link"><text:span text:style-name="T30">Configurer le proxy</text:span></text:a></text:p>
      <text:p text:style-name="P6"><text:span text:style-name="T30">2.3. </text:span><text:a xlink:type="simple" xlink:href="https://linux.developpez.com/formation_debian/shell.html#AEN3100" text:style-name="Internet_20_link" text:visited-style-name="Visited_20_Internet_20_Link"><text:span text:style-name="T30">Changer de Shell</text:span></text:a></text:p>
      <text:p text:style-name="P6"><text:span text:style-name="T30">2.4. </text:span><text:a xlink:type="simple" xlink:href="https://linux.developpez.com/formation_debian/shell.html#AEN3116" text:style-name="Internet_20_link" text:visited-style-name="Visited_20_Internet_20_Link"><text:span text:style-name="T30">Shell par défaut pour les nouveaux utilisateurs</text:span></text:a></text:p>
      <text:p text:style-name="P7"><text:span text:style-name="T30">2.5. </text:span><text:a xlink:type="simple" xlink:href="https://linux.developpez.com/formation_debian/shell.html#AEN3137" text:style-name="Internet_20_link" text:visited-style-name="Visited_20_Internet_20_Link"><text:span text:style-name="T30">Qu'est-ce que le </text:span></text:a><text:a xlink:type="simple" xlink:href="https://linux.developpez.com/formation_debian/shell.html#AEN3137" text:style-name="Internet_20_link" text:visited-style-name="Visited_20_Internet_20_Link"><text:span text:style-name="T31">PATH</text:span></text:a><text:a xlink:type="simple" xlink:href="https://linux.developpez.com/formation_debian/shell.html#AEN3137" text:style-name="Internet_20_link" text:visited-style-name="Visited_20_Internet_20_Link"><text:span text:style-name="T30"> ?</text:span></text:a></text:p>
      <text:h text:style-name="P3" text:outline-level="1"><text:bookmark text:name="AEN3033"/>1. Qu'est-ce qu'un shell ?</text:h>
      <text:p text:style-name="P20">Le shell est ce qui s'exécute quand vous vous logguez. C'est lui qui vous présente le prompt, qui envoie vos commandes au système, qui enregistre certaines variables. Il est encore là quand vous vous délogguez.</text:p>
      <text:p text:style-name="P20">Vous avez un vaste choix de shells différents. Le shell par défaut sous Linux s'appelle <text:span text:style-name="T1">bash</text:span>. Mais il existe aussi <text:span text:style-name="T2">csh</text:span>, <text:span text:style-name="T2">tcsh</text:span>, <text:span text:style-name="T2">zsh</text:span>, <text:span text:style-name="T2">sash</text:span>, etc...</text:p>
      <text:p text:style-name="Text_20_body"><text:span text:style-name="T30">Je vais vous proposer d'installer le shell </text:span><text:a xlink:type="simple" xlink:href="http://www.zsh.org/" office:target-frame-name="_top" xlink:show="replace" text:style-name="Internet_20_link" text:visited-style-name="Visited_20_Internet_20_Link"><text:span text:style-name="T30">zsh</text:span></text:a><text:span text:style-name="T30">, de télécharger des fichiers de configuration et ensuite de passer de </text:span><text:span text:style-name="T31">bash</text:span><text:span text:style-name="T30"> à </text:span><text:span text:style-name="T31">zsh</text:span><text:span text:style-name="T30">.</text:span></text:p>
      <text:h text:style-name="P1" text:outline-level="1"><text:bookmark text:name="AEN3046"/>2. Installer et configurer zsh</text:h>
      <text:h text:style-name="P5" text:outline-level="2"><text:bookmark text:name="AEN3048"/>2.1. Installer le package et les fichiers de configuration</text:h>
      <text:p text:style-name="P16">Installez le package <text:span text:style-name="T2">zsh</text:span>, qui contient le shell du même nom :</text:p>
      <table:table table:name="Tableau7" table:style-name="Tableau7">
        <table:table-column table:style-name="Tableau7.A"/>
        <table:table-row>
          <table:table-cell table:style-name="Tableau7.A1" office:value-type="string">
            <text:p text:style-name="P9"><text:span text:style-name="Example"><text:span text:style-name="T30"># </text:span></text:span><text:span text:style-name="User_20_Entry"><text:span text:style-name="T30">apt-get install zsh</text:span></text:span></text:p>
          </table:table-cell>
        </table:table-row>
      </table:table>
      <text:p text:style-name="P16">Remplacez les fichiers de configuration par défaut par mes fichiers de configuration :</text:p>
      <table:table table:name="Tableau8" table:style-name="Tableau8">
        <table:table-column table:style-name="Tableau8.A"/>
        <table:table-row>
          <table:table-cell table:style-name="Tableau8.A1" office:value-type="string">
            <text:p text:style-name="Preformatted_20_Text"><text:span text:style-name="Example"><text:span text:style-name="T30"># </text:span></text:span><text:span text:style-name="User_20_Entry"><text:span text:style-name="T30">cd ~/config</text:span></text:span></text:p>
            <text:p text:style-name="Preformatted_20_Text"><text:span text:style-name="Example"><text:span text:style-name="T30"># </text:span></text:span><text:span text:style-name="User_20_Entry"><text:span text:style-name="T30">cp zshrc zshenv zlogin zlogout /etc/zsh/</text:span></text:span></text:p>
            <text:p text:style-name="P9"><text:span text:style-name="Example"><text:span text:style-name="T30"># </text:span></text:span><text:span text:style-name="User_20_Entry"><text:span text:style-name="T30">cp dir_colors /etc/</text:span></text:span></text:p>
          </table:table-cell>
        </table:table-row>
      </table:table>
      <text:p text:style-name="P16">ou, si vous ne suivez pas ma formation depuis le début :</text:p>
      <table:table table:name="Tableau9" table:style-name="Tableau9">
        <table:table-column table:style-name="Tableau9.A"/>
        <table:table-row>
          <table:table-cell table:style-name="Tableau9.A1" office:value-type="string">
            <text:p text:style-name="Preformatted_20_Text"><text:span text:style-name="Example"><text:span text:style-name="T30">% </text:span></text:span><text:span text:style-name="User_20_Entry"><text:span text:style-name="T30">wget http://people.via.ecp.fr/~alexis/formation-linux/config/zshrc</text:span></text:span></text:p>
            <text:p text:style-name="Preformatted_20_Text"><text:span text:style-name="Example"><text:span text:style-name="T30">% </text:span></text:span><text:span text:style-name="User_20_Entry"><text:span text:style-name="T30">wget http://people.via.ecp.fr/~alexis/formation-linux/config/zshenv</text:span></text:span></text:p>
            <text:p text:style-name="Preformatted_20_Text"><text:span text:style-name="Example"><text:span text:style-name="T30">% </text:span></text:span><text:span text:style-name="User_20_Entry"><text:span text:style-name="T30">wget http://people.via.ecp.fr/~alexis/formation-linux/config/zlogin</text:span></text:span></text:p>
            <text:p text:style-name="Preformatted_20_Text"><text:soft-page-break/><text:span text:style-name="Example"><text:span text:style-name="T30">% </text:span></text:span><text:span text:style-name="User_20_Entry"><text:span text:style-name="T30">wget http://people.via.ecp.fr/~alexis/formation-linux/config/zlogout</text:span></text:span></text:p>
            <text:p text:style-name="Preformatted_20_Text"><text:span text:style-name="Example"><text:span text:style-name="T30">% </text:span></text:span><text:span text:style-name="User_20_Entry"><text:span text:style-name="T30">wget http://people.via.ecp.fr/~alexis/formation-linux/config/dir_colors</text:span></text:span></text:p>
            <text:p text:style-name="Preformatted_20_Text"><text:span text:style-name="Example"><text:span text:style-name="T30"># </text:span></text:span><text:span text:style-name="User_20_Entry"><text:span text:style-name="T30">mv zshrc zshenv zlogin zlogout /etc/zsh/</text:span></text:span></text:p>
            <text:p text:style-name="P9"><text:span text:style-name="Example"><text:span text:style-name="T30"># </text:span></text:span><text:span text:style-name="User_20_Entry"><text:span text:style-name="T30">mv dir_colors /etc/</text:span></text:span></text:p>
          </table:table-cell>
        </table:table-row>
      </table:table>
      <text:h text:style-name="P5" text:outline-level="2"><text:bookmark text:name="AEN3079"/>2.2. Configurer le proxy</text:h>
      <text:p text:style-name="P19"><text:span text:style-name="T21">Si vous devez passer par un proxy pour accéder à Internet, au lieu de taper à chaque fois </text:span><text:span text:style-name="T22">export http_proxy=...</text:span><text:span text:style-name="T21">, vous allez éditer en root le fichier </text:span><text:span text:style-name="Teletype"><text:span text:style-name="T21">/etc/zsh/zshenv</text:span></text:span><text:span text:style-name="T21"> puis décommenter et personnaliser les lignes adéquates :</text:span></text:p>
      <text:list xml:id="list1605512029" text:style-name="L1">
        <text:list-item>
          <text:p text:style-name="P17">si votre proxy ne requière pas d'authentification par login et mot de passe :</text:p>
        </text:list-item>
      </text:list>
      <table:table table:name="Tableau10" table:style-name="Tableau10">
        <table:table-column table:style-name="Tableau10.A"/>
        <table:table-row>
          <table:table-cell table:style-name="Tableau10.A1" office:value-type="string">
            <text:p text:style-name="P10"># Proxy HTTP / FTP sans mot de passe</text:p>
            <text:p text:style-name="P10">export http_proxy="http://proxy.exemple.org:8080"</text:p>
            <text:p text:style-name="P10">export ftp_proxy="ftp://proxy.exemple.org:8080"</text:p>
            <text:p text:style-name="P10"/>
            <text:p text:style-name="P10"># Ne pas passer par le proxy pour les domaines locaux</text:p>
            <text:p text:style-name="P11">export no_proxy="exemple.org"</text:p>
          </table:table-cell>
        </table:table-row>
      </table:table>
      <text:list xml:id="list164023506449610" text:continue-numbering="true" text:style-name="L1">
        <text:list-header>
          <text:p text:style-name="P17">où <text:span text:style-name="T2">proxy.exemple.org</text:span> est le nom DNS de votre proxy et <text:span text:style-name="T2">8080</text:span> son port.</text:p>
        </text:list-header>
        <text:list-item>
          <text:p text:style-name="P17">si votre proxy requière une authentification par login et mot de passe :</text:p>
        </text:list-item>
      </text:list>
      <table:table table:name="Tableau11" table:style-name="Tableau11">
        <table:table-column table:style-name="Tableau11.A"/>
        <table:table-row>
          <table:table-cell table:style-name="Tableau11.A1" office:value-type="string">
            <text:p text:style-name="P10"># Proxy HTTP / FTP avec mot de passe</text:p>
            <text:p text:style-name="P10">export http_proxy="http://login:password@proxy.exemple.org:8080"</text:p>
            <text:p text:style-name="P10">export ftp_proxy="ftp://login:password@proxy.exemple.org:8080"</text:p>
            <text:p text:style-name="P10"/>
            <text:p text:style-name="P10"># Ne pas passer par le proxy pour les domaines locaux</text:p>
            <text:p text:style-name="P11">export no_proxy="exemple.org"</text:p>
          </table:table-cell>
        </table:table-row>
      </table:table>
      <text:list xml:id="list164024865687795" text:continue-numbering="true" text:style-name="L1">
        <text:list-header>
          <text:p text:style-name="P17">où <text:span text:style-name="T2">proxy.exemple.org</text:span> est le nom DNS de votre proxy, <text:span text:style-name="T2">8080</text:span> son port, <text:span text:style-name="T2">login</text:span> et <text:span text:style-name="T2">password</text:span> votre login et mot de passe pour le proxy.</text:p>
        </text:list-header>
      </text:list>
      <text:p text:style-name="P16">Enregistrez et quittez.</text:p>
      <text:p text:style-name="P18"/>
      <text:p text:style-name="P14"/>
      <text:p text:style-name="P14"/>
      <text:p text:style-name="P15">Pour changer de shell, un utilisateur doit exécuter la commande <text:span text:style-name="T1">chsh</text:span> et préciser où se trouve son nouveau shell. Il bénéficiera alors des fichiers de configuration par défaut que vous venez d'installer. Il pourra aussi mettre ses propres fichiers de configuration dans son home (même nom mais précédé d'un point).</text:p>
      <text:p text:style-name="P16">Pour passer à <text:span text:style-name="T2">zsh</text:span>, un utilisateur doit donc taper :</text:p>
      <table:table table:name="Tableau1" table:style-name="Tableau1">
        <table:table-column table:style-name="Tableau1.A"/>
        <table:table-row>
          <table:table-cell table:style-name="Tableau1.A1" office:value-type="string">
            <text:p text:style-name="Preformatted_20_Text"><text:span text:style-name="Example"><text:span text:style-name="T30">% </text:span></text:span><text:span text:style-name="User_20_Entry"><text:span text:style-name="T30">chsh</text:span></text:span></text:p>
            <text:p text:style-name="Preformatted_20_Text"><text:span text:style-name="Example"><text:span text:style-name="T30">Enter the new value, or press return for the default</text:span></text:span></text:p>
            <text:p text:style-name="P9"><text:soft-page-break/><text:span text:style-name="Example"><text:span text:style-name="T30"><text:s text:c="4"/>Login Shell [/bin/bash]:</text:span></text:span><text:span text:style-name="User_20_Entry"><text:span text:style-name="T30">/bin/zsh</text:span></text:span></text:p>
          </table:table-cell>
        </table:table-row>
      </table:table>
      <text:p text:style-name="P16">Pour que le changement soit effectif, il faut se délogger (<text:span text:style-name="T1">Ctrl</text:span>-<text:span text:style-name="T1">d</text:span>) et se relogguer. Vous pouvez alors admirer la différence !</text:p>
      <text:h text:style-name="P4" text:outline-level="2"><text:bookmark text:name="AEN3100"/>2.3. Changer de Shell</text:h>
      <text:p text:style-name="P16">Pour changer de shell, un utilisateur doit exécuter la commande <text:span text:style-name="T1">chsh</text:span> et préciser où se trouve son nouveau shell. Il bénéficiera alors des fichiers de configuration par défaut que vous venez d'installer. Il pourra aussi mettre ses propres fichiers de configuration dans son home (même nom mais précédé d'un point).</text:p>
      <text:p text:style-name="P16">Pour passer à <text:span text:style-name="T2">zsh</text:span>, un utilisateur doit donc taper :</text:p>
      <table:table table:name="Tableau12" table:style-name="Tableau12">
        <table:table-column table:style-name="Tableau12.A"/>
        <table:table-row>
          <table:table-cell table:style-name="Tableau12.A1" office:value-type="string">
            <text:p text:style-name="Preformatted_20_Text"><text:span text:style-name="Example"><text:span text:style-name="T30">% </text:span></text:span><text:span text:style-name="User_20_Entry"><text:span text:style-name="T30">chsh</text:span></text:span></text:p>
            <text:p text:style-name="Preformatted_20_Text"><text:span text:style-name="Example"><text:span text:style-name="T30">Enter the new value, or press return for the default</text:span></text:span></text:p>
            <text:p text:style-name="P9"><text:span text:style-name="Example"><text:span text:style-name="T30"><text:s text:c="4"/>Login Shell [/bin/bash]:</text:span></text:span><text:span text:style-name="User_20_Entry"><text:span text:style-name="T30">/bin/zsh</text:span></text:span></text:p>
          </table:table-cell>
        </table:table-row>
      </table:table>
      <text:p text:style-name="P16">Pour que le changement soit effectif, il faut se délogger (<text:span text:style-name="T1">Ctrl</text:span>-<text:span text:style-name="T1">d</text:span>) et se relogguer. Vous pouvez alors admirer la différence !</text:p>
      <text:p text:style-name="P18"/>
      <text:p text:style-name="P16"/>
      <text:h text:style-name="P5" text:outline-level="2"><text:bookmark text:name="AEN3116"/>2.4. Shell par défaut pour les nouveaux utilisateurs</text:h>
      <text:p text:style-name="P19"><text:span text:style-name="T21">Pour changer le shell par défaut pour les nouveaux utilisateurs, il faut modifier le fichier de configuration de la commande </text:span><text:span text:style-name="T22">adduser</text:span><text:span text:style-name="T21"> qui sert à ajouter un utilisateur au système. En root, éditez le fichier </text:span><text:span text:style-name="Teletype"><text:span text:style-name="T21">/etc/adduser.conf</text:span></text:span><text:span text:style-name="T21"> avec </text:span><text:span text:style-name="T23">vim</text:span><text:span text:style-name="T21"> :</text:span></text:p>
      <table:table table:name="Tableau2" table:style-name="Tableau2">
        <table:table-column table:style-name="Tableau2.A"/>
        <table:table-row>
          <table:table-cell table:style-name="Tableau2.A1" office:value-type="string">
            <text:p text:style-name="P9"><text:span text:style-name="Example"><text:span text:style-name="T30"># </text:span></text:span><text:span text:style-name="User_20_Entry"><text:span text:style-name="T30">vim /etc/adduser.conf</text:span></text:span></text:p>
          </table:table-cell>
        </table:table-row>
      </table:table>
      <text:p text:style-name="P16">Changez la ligne :</text:p>
      <table:table table:name="Tableau3" table:style-name="Tableau3">
        <table:table-column table:style-name="Tableau3.A"/>
        <table:table-row>
          <table:table-cell table:style-name="Tableau3.A1" office:value-type="string">
            <text:p text:style-name="P9"><text:span text:style-name="Example"><text:span text:style-name="T30">DSHELL=/bin/bash</text:span></text:span></text:p>
          </table:table-cell>
        </table:table-row>
      </table:table>
      <text:p text:style-name="P16">par la ligne :</text:p>
      <table:table table:name="Tableau4" table:style-name="Tableau4">
        <table:table-column table:style-name="Tableau4.A"/>
        <table:table-row>
          <table:table-cell table:style-name="Tableau4.A1" office:value-type="string">
            <text:p text:style-name="P9"><text:span text:style-name="Example"><text:span text:style-name="T30">DSHELL=/bin/zsh</text:span></text:span></text:p>
          </table:table-cell>
        </table:table-row>
      </table:table>
      <text:p text:style-name="P16">Enregistrez et quittez. Comme ça, quand le root rajoutera un nouvel utilisateur avec la commande :</text:p>
      <table:table table:name="Tableau5" table:style-name="Tableau5">
        <table:table-column table:style-name="Tableau5.A"/>
        <table:table-row>
          <table:table-cell table:style-name="Tableau5.A1" office:value-type="string">
            <text:p text:style-name="P9"><text:span text:style-name="Example"><text:span text:style-name="T30"># </text:span></text:span><text:span text:style-name="User_20_Entry"><text:span text:style-name="T30">adduser toto</text:span></text:span></text:p>
          </table:table-cell>
        </table:table-row>
      </table:table>
      <text:p text:style-name="P16">ce nouvel utilisateur aura un shell <text:span text:style-name="T2">zsh</text:span> bien configuré.</text:p>
      <text:h text:style-name="P5" text:outline-level="2"><text:bookmark text:name="AEN3137"/>2.5. Qu'est-ce que le <text:span text:style-name="T2">PATH</text:span> ?</text:h>
      <text:p text:style-name="P16"><text:span text:style-name="T2">PATH</text:span> est une variable d'environnement. Pour afficher le contenu d'une variable d'environnement, on utilise la commande <text:span text:style-name="T1">echo</text:span> :</text:p>
      <table:table table:name="Tableau6" table:style-name="Tableau6">
        <table:table-column table:style-name="Tableau6.A"/>
        <text:soft-page-break/>
        <table:table-row>
          <table:table-cell table:style-name="Tableau6.A1" office:value-type="string">
            <text:p text:style-name="Preformatted_20_Text"><text:span text:style-name="Example"><text:span text:style-name="T30">% </text:span></text:span><text:span text:style-name="User_20_Entry"><text:span text:style-name="T30">echo $PATH</text:span></text:span></text:p>
            <text:p text:style-name="Preformatted_20_Text"><text:span text:style-name="Example"><text:span text:style-name="T30">/usr/local/bin:/usr/local/sbin:/bin:/usr/bin:/usr/sbin:/usr/bin/X11:/usr/X11R6/bin:/usr/games:</text:span></text:span></text:p>
            <text:p text:style-name="P9"><text:span text:style-name="Example"><text:span text:style-name="T30">/sbin:/home/alexis/bin</text:span></text:span></text:p>
          </table:table-cell>
        </table:table-row>
      </table:table>
      <text:p text:style-name="P19"><text:span text:style-name="T21">La variable </text:span><text:span text:style-name="T23">PATH</text:span><text:span text:style-name="T21"> contient la liste de tous les répertoires dans lesquels le système va chercher les exécutables des commandes que vous tapez au prompt, séparés par des "deux points". Par exemple, le répertoire </text:span><text:span text:style-name="Teletype"><text:span text:style-name="T21">/bin/</text:span></text:span><text:span text:style-name="T21"> contient les commandes Unix de base, et vous pouvez vérifier qu'il est bien dans le </text:span><text:span text:style-name="T23">PATH</text:span><text:span text:style-name="T21">.</text:span></text:p>
      <text:p text:style-name="P19"><text:span text:style-name="T21">Pour modifier le </text:span><text:span text:style-name="T23">PATH</text:span><text:span text:style-name="T21">, éditez le fichier de configuration </text:span><text:span text:style-name="Teletype"><text:span text:style-name="T21">/etc/zsh/zshenv</text:span></text:span><text:span text:style-name="T21"> et ajoutez ou supprimez un répertoire à la ligne qui commence par </text:span><text:span text:style-name="T23">export PATH=</text:span><text:span text:style-name="T21">.</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style:font-family-generic="swiss"/>
    <style:font-face style:name="verdana sans serif" svg:font-family="'verdan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6:34:41.782560897</meta:creation-date>
    <dc:date>2023-03-17T16:40:22.773300644</dc:date>
    <meta:editing-duration>PT5M43S</meta:editing-duration>
    <meta:editing-cycles>2</meta:editing-cycles>
    <meta:generator>LibreOffice/7.3.7.2$Linux_X86_64 LibreOffice_project/30$Build-2</meta:generator>
    <meta:document-statistic meta:table-count="12" meta:image-count="0" meta:object-count="0" meta:page-count="4" meta:paragraph-count="80" meta:word-count="793" meta:character-count="5196" meta:non-whitespace-character-count="4478"/>
  </office:meta>
</office:document-meta>
</file>